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developer.spotify.com/" text:style-name="Internet_20_link" text:visited-style-name="Visited_20_Internet_20_Link">https://developer.spotify.com/</text:a></text:p>
      <text:p text:style-name="Standard"><text:a xlink:type="simple" xlink:href="https://developer.spotify.com/console/get-album/" text:style-name="Internet_20_link" text:visited-style-name="Visited_20_Internet_20_Link"/></text:p>
      <text:p text:style-name="Standard"><text:a xlink:type="simple" xlink:href="https://developer.spotify.com/console/get-album/" text:style-name="Internet_20_link" text:visited-style-name="Visited_20_Internet_20_Link">https://developer.spotify.com/console/get-album/</text:a></text:p>
      <text:p text:style-name="Standard"/>
      <text:p text:style-name="Standard"><text:a xlink:type="simple" xlink:href="https://believedigital.zendesk.com/hc/fr/articles/360009087180-Où-puis-je-trouver-mon-Artist-ID-pour-Spotify-et-Apple-Music-iTunes-" text:style-name="Internet_20_link" text:visited-style-name="Visited_20_Internet_20_Link">https://believedigital.zendesk.com/hc/fr/articles/360009087180-O%C3%B9-puis-je-trouver-mon-Artist-ID-pour-Spotify-et-Apple-Music-iTunes-</text:a></text:p>
      <text:p text:style-name="Standard"/>
      <text:p text:style-name="Standard"><text:a xlink:type="simple" xlink:href="https://open.spotify.com/artist/4lgrzShsg2FLA89UM2fdO5?si=DpPudl-XQzaLsnkjPMNerw&amp;nd=1" text:style-name="Internet_20_link" text:visited-style-name="Visited_20_Internet_20_Link">https://open.spotify.com/artist/4lgrzShsg2FLA89UM2fdO5?si=DpPudl-XQzaLsnkjPMNerw&amp;nd=1</text:a></text:p>
      <text:p text:style-name="Standard"/>
      <text:p text:style-name="Standard"><text:a xlink:type="simple" xlink:href="https://www.programmableweb.com/news/12-top-music-apis-2021/brief/2021/07/09" text:style-name="Internet_20_link" text:visited-style-name="Visited_20_Internet_20_Link">https://www.programmableweb.com/news/12-top-music-apis-2021/brief/2021/07/09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2.3.2$Linux_X86_64 LibreOffice_project/20$Build-2</meta:generator>
    <dc:date>2022-01-05T11:48:22.089032681</dc:date>
    <meta:editing-duration>PT35S</meta:editing-duration>
    <meta:editing-cycles>5</meta:editing-cycles>
    <meta:document-statistic meta:table-count="0" meta:image-count="0" meta:object-count="0" meta:page-count="1" meta:paragraph-count="5" meta:word-count="5" meta:character-count="375" meta:non-whitespace-character-count="375"/>
  </office:meta>
</office:document-meta>
</file>